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officeooo:rsid="000637f9" officeooo:paragraph-rsid="000637f9" style:font-size-asian="24.5pt" style:font-size-complex="28pt"/>
    </style:style>
    <style:style style:name="P2" style:family="paragraph" style:parent-style-name="Standard">
      <style:paragraph-properties fo:text-align="start" style:justify-single-word="false"/>
      <style:text-properties fo:font-size="12pt" fo:language="es" fo:country="ES" officeooo:rsid="000637f9" officeooo:paragraph-rsid="000637f9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fo:language="es" fo:country="ES" fo:font-weight="normal" officeooo:rsid="000637f9" officeooo:paragraph-rsid="000637f9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language="es" fo:country="ES" fo:font-weight="normal" officeooo:rsid="000a0814" officeooo:paragraph-rsid="000a0814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language="es" fo:country="ES" fo:font-weight="normal" officeooo:rsid="000a0814" officeooo:paragraph-rsid="000b9385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language="es" fo:country="ES" fo:font-weight="normal" officeooo:rsid="000b9385" officeooo:paragraph-rsid="000b9385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language="es" fo:country="ES" fo:font-weight="normal" officeooo:rsid="000c6b4b" officeooo:paragraph-rsid="000c6b4b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language="es" fo:country="ES" fo:font-weight="bold" officeooo:rsid="000637f9" officeooo:paragraph-rsid="000637f9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language="es" fo:country="ES" fo:font-weight="bold" officeooo:rsid="00079d17" officeooo:paragraph-rsid="00079d17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language="es" fo:country="ES" fo:font-weight="bold" officeooo:rsid="00079d17" officeooo:paragraph-rsid="000b9385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language="es" fo:country="ES" fo:font-weight="bold" officeooo:rsid="0008d2cf" officeooo:paragraph-rsid="000a0814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language="es" fo:country="ES" fo:font-weight="bold" officeooo:rsid="000a0814" officeooo:paragraph-rsid="000a0814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language="es" fo:country="ES" fo:font-weight="bold" officeooo:rsid="000a0814" officeooo:paragraph-rsid="000b9385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language="es" fo:country="ES" fo:font-weight="bold" officeooo:rsid="000b9385" officeooo:paragraph-rsid="000b9385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language="es" fo:country="ES" fo:font-weight="bold" officeooo:rsid="000c6b4b" officeooo:paragraph-rsid="000c6b4b" style:font-size-asian="10.5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9385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b938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elo Relacional Ejercico 5</text:p>
      <text:p text:style-name="P2">Secciones (#CódigoSección, Nombre, ÁreaTrabajo) <text:span text:style-name="T1">siendo</text:span></text:p>
      <text:p text:style-name="P2"><text:span text:style-name="T3">CódigoSección </text:span><text:span text:style-name="T1">es cadena no nulo,</text:span></text:p>
      <text:p text:style-name="P2"><text:span text:style-name="T3">Nombre </text:span><text:span text:style-name="T1">es cadena,</text:span></text:p>
      <text:p text:style-name="P2"><text:span text:style-name="T3">ÁreaTrabajo </text:span><text:span text:style-name="T1">es cadena,</text:span></text:p>
      <text:p text:style-name="P2"/>
      <text:p text:style-name="P2">Departamento (#CódigoDep, Nombre, CódigoSección) <text:span text:style-name="T1">siendo</text:span></text:p>
      <text:p text:style-name="P2">CódigoDep <text:span text:style-name="T1">es cadena no nulo,</text:span></text:p>
      <text:p text:style-name="P2"><text:span text:style-name="T3">Nombre </text:span><text:span text:style-name="T1">es cadena,</text:span></text:p>
      <text:p text:style-name="P3">CódigoSección <text:span text:style-name="T1">es cadena,</text:span></text:p>
      <text:p text:style-name="P8">PK <text:span text:style-name="T3">(CódigoDep)</text:span></text:p>
      <text:p text:style-name="P8">FK <text:span text:style-name="T3">(CódigoSección / Secciones (CódigoSección)</text:span></text:p>
      <text:p text:style-name="P8"><text:span text:style-name="T3"/></text:p>
      <text:p text:style-name="P9"><text:span text:style-name="T3">Empleado (#NIF, Apellido, Nombre, Teléfono, FechaNacimiento, Titulación, CódigoDep) </text:span>siendo</text:p>
      <text:p text:style-name="P9"><text:span text:style-name="T3">NIF </text:span>es cadena no nulo,</text:p>
      <text:p text:style-name="P9"><text:span text:style-name="T3">Apellido </text:span>es cadena no nulo,</text:p>
      <text:p text:style-name="P9"><text:span text:style-name="T3">Nombre </text:span>es cadena no nulo,</text:p>
      <text:p text:style-name="P9"><text:span text:style-name="T3">Teléfono </text:span>es cadena,</text:p>
      <text:p text:style-name="P9"><text:span text:style-name="T3">FechaNacimiento </text:span>es fecha,</text:p>
      <text:p text:style-name="P9"><text:span text:style-name="T3">Titulación </text:span>es cadena,</text:p>
      <text:p text:style-name="P9"><text:span text:style-name="T3">CódigoDep </text:span>es cadena no nulo,</text:p>
      <text:p text:style-name="P9">PK <text:span text:style-name="T3">(NIF)</text:span></text:p>
      <text:p text:style-name="P9">FK <text:span text:style-name="T3">(CódigoDep / Departamento (CódigoDep))</text:span></text:p>
      <text:p text:style-name="P9"><text:span text:style-name="T3"/></text:p>
      <text:p text:style-name="P12"><text:span text:style-name="T3">Internacional (#CódigoProyecto, Descripción, Localidad, País, Aseguradora_País) </text:span><text:span text:style-name="T4">siendo</text:span></text:p>
      <text:p text:style-name="P12"><text:span text:style-name="T3">CódigoProyecto </text:span>es cadena no nulo,</text:p>
      <text:p text:style-name="P12"><text:span text:style-name="T3">Descripción </text:span>es cadena,</text:p>
      <text:p text:style-name="P12"><text:span text:style-name="T3">Localidad </text:span>es cadena no nulo,</text:p>
      <text:p text:style-name="P12"><text:span text:style-name="T3">País </text:span>es cadena no nulo,</text:p>
      <text:p text:style-name="P12"><text:span text:style-name="T3">Aseguradora_País </text:span>es cadena,</text:p>
      <text:p text:style-name="P14">PK <text:span text:style-name="T3">(CódigoProyecto)</text:span></text:p>
      <text:p text:style-name="P12"/>
      <text:p text:style-name="P5">Local (#CódigoProyecto, Descripción, CódigoProyecto_Local) <text:span text:style-name="T2">siendo</text:span></text:p>
      <text:p text:style-name="P4">CódigoProyecto <text:span text:style-name="T2">es cadena no nulo,</text:span></text:p>
      <text:p text:style-name="P4">Descripción <text:span text:style-name="T2">es cadena,</text:span></text:p>
      <text:p text:style-name="P4">CódigoProyecto_Local <text:span text:style-name="T2">es cadena,</text:span></text:p>
      <text:p text:style-name="P14"><text:span text:style-name="T2">PK </text:span><text:span text:style-name="T3">(CódigoProyecto)</text:span></text:p>
      <text:p text:style-name="P4"/>
      <text:p text:style-name="P6">Participa (#NIF, #CódigoProyecto, #FechaIncorporación, FunciónCoordinación) <text:span text:style-name="T1">siendo</text:span></text:p>
      <text:p text:style-name="P6">NIF<text:span text:style-name="T1"> es cadena no nula,</text:span></text:p>
      <text:p text:style-name="P6">CódigoProyecto <text:span text:style-name="T1">es cadena no nula,</text:span></text:p>
      <text:p text:style-name="P6">FechaIncorporación <text:span text:style-name="T1">es fecha no nula,</text:span></text:p>
      <text:p text:style-name="P6">FunciónCoordinación <text:span text:style-name="T1">es cadena,</text:span></text:p>
      <text:p text:style-name="P14">PK <text:span text:style-name="T3">(NIF, CódigoProyecto, FechaIncorporación)</text:span></text:p>
      <text:p text:style-name="P14">FK <text:span text:style-name="T3">(NIF / Empleado (NIF))</text:span></text:p>
      <text:p text:style-name="P14">FK <text:span text:style-name="T3">(CódigoProyecto / Local (CódigoProyecto))</text:span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6"><text:soft-page-break/>Trabaja (#NIF, #CódigoProyecto, #FechaIncorporación, FunciónCoordinación) <text:span text:style-name="T1">siendo</text:span></text:p>
      <text:p text:style-name="P6">NIF<text:span text:style-name="T1"> es cadena no nula,</text:span></text:p>
      <text:p text:style-name="P6">CódigoProyecto <text:span text:style-name="T1">es cadena no nula,</text:span></text:p>
      <text:p text:style-name="P6">FechaIncorporación <text:span text:style-name="T1">es fecha no nula,</text:span></text:p>
      <text:p text:style-name="P6">FunciónCoordinación <text:span text:style-name="T1">es cadena,</text:span></text:p>
      <text:p text:style-name="P14">PK <text:span text:style-name="T3">(NIF, CódigoProyecto, FechaIncorporación)</text:span></text:p>
      <text:p text:style-name="P14">FK <text:span text:style-name="T3">(NIF / Empleado (NIF))</text:span></text:p>
      <text:p text:style-name="P14">FK <text:span text:style-name="T3">(CódigoProyecto / Internacional (CódigoProyecto))</text:span></text:p>
      <text:p text:style-name="P10"><text:span text:style-name="T3"/></text:p>
      <text:p text:style-name="P13"><text:span text:style-name="T3">No Es Español (#NIF, Nacionalidad, País_TributaHacienda) </text:span><text:span text:style-name="T4">siendo</text:span></text:p>
      <text:p text:style-name="P12"><text:span text:style-name="T3">NIF </text:span>es cadena no nulo</text:p>
      <text:p text:style-name="P4">Nacionalidad <text:span text:style-name="T1">es cadena no nulo</text:span></text:p>
      <text:p text:style-name="P4">País_TributaHacienda <text:span text:style-name="T1">es cadena</text:span></text:p>
      <text:p text:style-name="P12">PK <text:span text:style-name="T3">(NIF)</text:span></text:p>
      <text:p text:style-name="P14">FK <text:span text:style-name="T3">(NIF / Empleado (NIF)</text:span></text:p>
      <text:p text:style-name="P12"><text:span text:style-name="T3"/></text:p>
      <text:p text:style-name="P12"><text:span text:style-name="T3">Español (#NIF, CuentaBancaria)</text:span></text:p>
      <text:p text:style-name="P12"><text:span text:style-name="T3">NIF </text:span>es cadena no nulo</text:p>
      <text:p text:style-name="P12"><text:span text:style-name="T3">CuentaBancaria </text:span>es cadena</text:p>
      <text:p text:style-name="P12">PK <text:span text:style-name="T3">(NIF)</text:span></text:p>
      <text:p text:style-name="P14">FK<text:span text:style-name="T3"> (NIF / Empleado (NIF)</text:span></text:p>
      <text:p text:style-name="P11"><text:span text:style-name="T3"/></text:p>
      <text:p text:style-name="P15"><text:span text:style-name="T3">Hijo (#NIF, #Nombre, FechaNacimiento) </text:span>siendo</text:p>
      <text:p text:style-name="P15"><text:span text:style-name="T3">NIF </text:span>es cadena no nulo</text:p>
      <text:p text:style-name="P7">Nombre <text:span text:style-name="T1">es cadena no nulo</text:span></text:p>
      <text:p text:style-name="P7">FechaNacimiento <text:span text:style-name="T1">es fecha</text:span></text:p>
      <text:p text:style-name="P15">PK <text:span text:style-name="T3">(NIF, Nombre)</text:span></text:p>
      <text:p text:style-name="P15">FK <text:span text:style-name="T3">(NIF / Empleado (NIF_Empleado))</text:span></text:p>
      <text:p text:style-name="P15"><text:span text:style-name="T3"/></text:p>
      <text:p text:style-name="P15"><text:span text:style-name="T3">Tienen (#NIF, #Nombre) </text:span>siendo</text:p>
      <text:p text:style-name="P15"><text:span text:style-name="T3">NIF </text:span>es cadena no nulo</text:p>
      <text:p text:style-name="P7">Nombre <text:span text:style-name="T1">es cadena no nulo</text:span></text:p>
      <text:p text:style-name="P15">PK <text:span text:style-name="T3">(NIF, Nombre)</text:span></text:p>
      <text:p text:style-name="P15">FK <text:span text:style-name="T3">(NIF / Empleado (NIF_Empleado))</text:span></text:p>
      <text:p text:style-name="P15">FK <text:span text:style-name="T3">(Nombre / Hijo (Nombre))</text:span></text:p>
      <text:p text:style-name="P15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5T09:53:35.764660103</meta:creation-date>
    <dc:date>2021-11-15T10:58:42.782063628</dc:date>
    <meta:editing-duration>PT23M35S</meta:editing-duration>
    <meta:editing-cycles>2</meta:editing-cycles>
    <meta:generator>LibreOffice/7.0.4.2$Linux_X86_64 LibreOffice_project/00$Build-2</meta:generator>
    <meta:document-statistic meta:table-count="0" meta:image-count="0" meta:object-count="0" meta:page-count="2" meta:paragraph-count="72" meta:word-count="310" meta:character-count="2285" meta:non-whitespace-character-count="2047"/>
  </office:meta>
</office:document-meta>
</file>